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2cf20" officeooo:paragraph-rsid="0012cf20"/>
    </style:style>
    <style:style style:name="P8" style:family="paragraph" style:parent-style-name="Text_20_body">
      <style:text-properties officeooo:paragraph-rsid="0012cf2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19" style:family="paragraph" style:parent-style-name="Subtitle">
      <style:text-properties officeooo:rsid="0010924f" officeooo:paragraph-rsid="0005aa60"/>
    </style:style>
    <style:style style:name="P20" style:family="paragraph" style:parent-style-name="Title">
      <style:text-properties officeooo:rsid="0010924f" officeooo:paragraph-rsid="0005aa60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6c3b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0" style:family="paragraph" style:parent-style-name="Text_20_body">
      <style:text-properties style:font-name="Ubuntu Mono" officeooo:rsid="000ead27"/>
    </style:style>
    <style:style style:name="P31" style:family="paragraph" style:parent-style-name="Text_20_body">
      <style:text-properties style:font-name="Ubuntu Mono" officeooo:rsid="000ead27" officeooo:paragraph-rsid="000efca7"/>
    </style:style>
    <style:style style:name="P32" style:family="paragraph" style:parent-style-name="Text_20_body">
      <style:text-properties style:font-name="Ubuntu Mono" officeooo:rsid="0012cf20" officeooo:paragraph-rsid="0012cf20"/>
    </style:style>
    <style:style style:name="P33" style:family="paragraph" style:parent-style-name="Text_20_body">
      <style:text-properties style:font-name="Ubuntu Mono" officeooo:rsid="00112a32" officeooo:paragraph-rsid="00112a32"/>
    </style:style>
    <style:style style:name="P34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5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6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4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5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8" style:family="paragraph" style:parent-style-name="Text_20_body">
      <style:text-properties fo:color="#729fcf" officeooo:rsid="0005aa60" officeooo:paragraph-rsid="0005aa60"/>
    </style:style>
    <style:style style:name="P49" style:family="paragraph" style:parent-style-name="Text_20_body">
      <style:text-properties fo:color="#00508f"/>
    </style:style>
    <style:style style:name="P50" style:family="paragraph" style:parent-style-name="Text_20_body">
      <style:text-properties fo:color="#006c3b" style:font-name="Ubuntu Mono" officeooo:rsid="00074b9a" officeooo:paragraph-rsid="00074b9a"/>
    </style:style>
    <style:style style:name="P51" style:family="paragraph" style:parent-style-name="Text_20_body">
      <style:text-properties fo:color="#006c3b" style:font-name="Ubuntu Mono" officeooo:rsid="00074b9a" officeooo:paragraph-rsid="0027d628"/>
    </style:style>
    <style:style style:name="P52" style:family="paragraph" style:parent-style-name="Text_20_body">
      <style:text-properties fo:color="#006c3b" style:font-name="Ubuntu Mono" officeooo:rsid="00318914" officeooo:paragraph-rsid="00318914"/>
    </style:style>
    <style:style style:name="P53" style:family="paragraph" style:parent-style-name="Text_20_body">
      <style:text-properties fo:color="#006c3b" style:font-name="Ubuntu Mono" officeooo:rsid="0012cf20" officeooo:paragraph-rsid="0012cf20"/>
    </style:style>
    <style:style style:name="P54" style:family="paragraph" style:parent-style-name="Text_20_body">
      <style:text-properties fo:color="#006c3b" officeooo:paragraph-rsid="000efca7"/>
    </style:style>
    <style:style style:name="P55" style:family="paragraph" style:parent-style-name="Text_20_body">
      <style:text-properties fo:color="#006c3b" officeooo:rsid="000fd132" officeooo:paragraph-rsid="000fd132"/>
    </style:style>
    <style:style style:name="P56" style:family="paragraph" style:parent-style-name="Text_20_body">
      <style:text-properties fo:color="#006c3b" officeooo:rsid="00112a32" officeooo:paragraph-rsid="00112a32"/>
    </style:style>
    <style:style style:name="P5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59" style:family="paragraph" style:parent-style-name="Heading_20_1">
      <style:text-properties officeooo:rsid="0010924f" officeooo:paragraph-rsid="0005aa60"/>
    </style:style>
    <style:style style:name="P60" style:family="paragraph" style:parent-style-name="Preformatted_20_Text">
      <style:text-properties fo:font-variant="normal" fo:text-transform="none" fo:color="#006c3b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61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62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63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64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65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66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67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68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69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70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71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72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style:font-name="Ubuntu Mono" officeooo:rsid="00318914"/>
    </style:style>
    <style:style style:name="T12" style:family="text">
      <style:text-properties style:font-name="Ubuntu Mono" officeooo:rsid="00318e82"/>
    </style:style>
    <style:style style:name="T13" style:family="text">
      <style:text-properties style:font-name="Ubuntu Mono" officeooo:rsid="0032e87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8021e" style:font-weight-asian="normal" style:font-weight-complex="normal"/>
    </style:style>
    <style:style style:name="T16" style:family="text">
      <style:text-properties officeooo:rsid="0008021e"/>
    </style:style>
    <style:style style:name="T17" style:family="text">
      <style:text-properties officeooo:rsid="000c3720"/>
    </style:style>
    <style:style style:name="T18" style:family="text">
      <style:text-properties officeooo:rsid="000ead27"/>
    </style:style>
    <style:style style:name="T19" style:family="text">
      <style:text-properties style:font-name="Arial" fo:font-size="11pt" fo:font-style="normal" fo:font-weight="normal"/>
    </style:style>
    <style:style style:name="T20" style:family="text">
      <style:text-properties officeooo:rsid="00153a6e"/>
    </style:style>
    <style:style style:name="T21" style:family="text">
      <style:text-properties officeooo:rsid="00153bba"/>
    </style:style>
    <style:style style:name="T22" style:family="text">
      <style:text-properties officeooo:rsid="0017309d"/>
    </style:style>
    <style:style style:name="T23" style:family="text">
      <style:text-properties fo:color="#00508f"/>
    </style:style>
    <style:style style:name="T24" style:family="text">
      <style:text-properties fo:color="#00508f" style:font-name="Arial" fo:font-size="11pt"/>
    </style:style>
    <style:style style:name="T25" style:family="text">
      <style:text-properties fo:color="#00508f" style:font-name="Arial" fo:font-size="11pt" fo:font-style="normal" fo:font-weight="normal"/>
    </style:style>
    <style:style style:name="T26" style:family="text">
      <style:text-properties fo:color="#006c3b"/>
    </style:style>
    <style:style style:name="T27" style:family="text">
      <style:text-properties fo:color="#006c3b" officeooo:rsid="0005aa60"/>
    </style:style>
    <style:style style:name="T28" style:family="text">
      <style:text-properties fo:color="#006c3b" style:font-name="Ubuntu Mono"/>
    </style:style>
    <style:style style:name="T29" style:family="text">
      <style:text-properties fo:color="#006c3b" style:font-name="Ubuntu Mono" officeooo:rsid="0005aa60"/>
    </style:style>
    <style:style style:name="T30" style:family="text">
      <style:text-properties fo:color="#006c3b" style:font-name="Ubuntu Mono" officeooo:rsid="000ead27"/>
    </style:style>
    <style:style style:name="T31" style:family="text">
      <style:text-properties fo:color="#006c3b" style:font-name="Ubuntu Mono" officeooo:rsid="000efca7"/>
    </style:style>
    <style:style style:name="T32" style:family="text">
      <style:text-properties fo:color="#006c3b" style:font-name="Ubuntu Mono" officeooo:rsid="00318914"/>
    </style:style>
    <style:style style:name="T33" style:family="text">
      <style:text-properties fo:color="#006c3b" officeooo:rsid="000ead27"/>
    </style:style>
    <style:style style:name="T34" style:family="text">
      <style:text-properties officeooo:rsid="0026d811"/>
    </style:style>
    <style:style style:name="T35" style:family="text">
      <style:text-properties officeooo:rsid="002ea01a"/>
    </style:style>
    <style:style style:name="T36" style:family="text">
      <style:text-properties fo:color="#390a5d"/>
    </style:style>
    <style:style style:name="T37" style:family="text">
      <style:text-properties fo:color="#390a5d" officeooo:rsid="002ea01a"/>
    </style:style>
    <style:style style:name="T38" style:family="text">
      <style:text-properties fo:color="#8f187c" officeooo:rsid="002ea01a"/>
    </style:style>
    <style:style style:name="T39" style:family="text">
      <style:text-properties fo:color="#8f187c" officeooo:rsid="002f3307"/>
    </style:style>
    <style:style style:name="T40" style:family="text">
      <style:text-properties officeooo:rsid="002f3307"/>
    </style:style>
    <style:style style:name="T41" style:family="text">
      <style:text-properties officeooo:rsid="00310e2a"/>
    </style:style>
    <style:style style:name="T42" style:family="text">
      <style:text-properties officeooo:rsid="00318914"/>
    </style:style>
    <style:style style:name="T43" style:family="text">
      <style:text-properties officeooo:rsid="0033c5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DA Lab <text:span text:style-name="T1">3</text:span></text:p>
      <text:p text:style-name="P19"><text:span text:style-name="T1">Time Series </text:span>Analysis of <text:span text:style-name="T2">Death Due to Lung Cancer</text:span><text:span text:style-name="T1"> </text:span>Dataset</text:p>
      <text:h text:style-name="P59" text:outline-level="1">Name: Dheeraj Chaudhary</text:h>
      <text:h text:style-name="P59" text:outline-level="1">Roll: 17BCS009</text:h>
      <text:p text:style-name="P2"/>
      <text:p text:style-name="P2"><text:span text:style-name="T23">library</text:span>(ggplot2)</text:p>
      <text:p text:style-name="P2"><text:span text:style-name="T23">library</text:span>(Metrics)</text:p>
      <text:p text:style-name="P2"><text:span text:style-name="T23">library</text:span>(forecast)</text:p>
      <text:p text:style-name="P2"><text:span text:style-name="T23">library</text:span>(reshape)</text:p>
      <text:p text:style-name="P2">data("<text:span text:style-name="T26">mdeaths</text:span>")</text:p>
      <text:p text:style-name="P2">mdeaths</text:p>
      <text:p text:style-name="P1"><text:span text:style-name="T27">######## </text:span><text:span text:style-name="T29">OUTPUT</text:span><text:span text:style-name="T1"> <text:s text:c="2"/></text:span><text:bookmark text:name="rstudio_console_output"/><text:span text:style-name="T3">&gt; </text:span><text:span text:style-name="T4">mdeaths</text:span></text:p>
      <text:p text:style-name="P73"><text:s text:c="6"/><text:span text:style-name="T5">Jan <text:s/>Feb <text:s/>Mar <text:s/>Apr <text:s/>May <text:s/>Jun <text:s/>Jul <text:s/>Aug <text:s/>Sep <text:s/>Oct <text:s/>Nov <text:s/>Dec</text:span></text:p>
      <text:p text:style-name="P72">1974 2134 1863 1877 1877 1492 1249 1280 1131 1209 1492 1621 1846</text:p>
      <text:p text:style-name="P72">1975 2103 2137 2153 1833 1403 1288 1186 1133 1053 1347 1545 2066</text:p>
      <text:p text:style-name="P72">1976 2020 2750 2283 1479 1189 1160 1113 <text:s/>970 <text:s/>999 1208 1467 2059</text:p>
      <text:p text:style-name="P72">1977 2240 1634 1722 1801 1246 1162 1087 1013 <text:s/>959 1179 1229 1655</text:p>
      <text:p text:style-name="P72">1978 2019 2284 1942 1423 1340 1187 1098 1004 <text:s/>970 1140 1110 1812</text:p>
      <text:p text:style-name="P72">1979 2263 1820 1846 1531 1215 1075 1056 <text:s/>975 <text:s/>940 1081 1294 1341</text:p>
      <text:p text:style-name="P48"/>
      <text:p text:style-name="P3">start(mdeaths)</text:p>
      <text:p text:style-name="P61"><text:bookmark text:name="rstudio_console_output2"/><text:span text:style-name="T26">######## </text:span><text:span text:style-name="T28">OUTPUT</text:span> </text:p>
      <text:p text:style-name="P61"><text:tab/></text:p>
      <text:p text:style-name="P61"><text:tab/><text:tab/>1974 <text:s text:c="3"/>1</text:p>
      <text:p text:style-name="P3"/>
      <text:p text:style-name="P3">end(mdeaths)</text:p>
      <text:p text:style-name="P61"><text:bookmark text:name="rstudio_console_output3"/><text:span text:style-name="T26">######## </text:span><text:span text:style-name="T28">OUTPUT</text:span> </text:p>
      <text:p text:style-name="P61"><text:tab/><text:tab/></text:p>
      <text:p text:style-name="P61"><text:tab/><text:tab/>1979 <text:s text:c="2"/>12</text:p>
      <text:p text:style-name="P3"/>
      <text:p text:style-name="P51">############ <text:span text:style-name="T34">Q.2) </text:span>TIME SERIES OBJECT OF THE DATA ###############</text:p>
      <text:p text:style-name="P4"><text:span text:style-name="T16">my_</text:span>Object &lt;- ts(mdeaths, start=1974 ,frequency = 12)</text:p>
      <text:p text:style-name="P4">Object</text:p>
      <text:p text:style-name="P50">###### <text:span text:style-name="T34"><text:s/></text:span>Check whether it is an object or not <text:span text:style-name="T34">############</text:span></text:p>
      <text:p text:style-name="P5">is.ts(<text:span text:style-name="T15">my_</text:span><text:span text:style-name="T14">Object</text:span>)</text:p>
      <text:p text:style-name="P4"><text:span text:style-name="T26">###### OUTPUT</text:span> </text:p>
      <text:p text:style-name="P62"><text:bookmark text:name="rstudio_console_output4"/>[1] TRUE</text:p>
      <text:p text:style-name="P10"/>
      <text:p text:style-name="P10"/>
      <text:p text:style-name="P10"/>
      <text:p text:style-name="P11"/>
      <text:p text:style-name="P64"><text:soft-page-break/>###### PLOT OF MY DATA ########</text:p>
      <text:p text:style-name="P12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71">###### PLOT OF MY DATA with adding a horizontal regression line in the plot ########</text:p>
      <text:p text:style-name="P12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1"/>
      <text:p text:style-name="P11"/>
      <text:p text:style-name="P11"/>
      <text:p text:style-name="P11"><text:soft-page-break/></text:p>
      <text:p text:style-name="P64">#################### <text:span text:style-name="T34">Q.3)</text:span> PLOT OF YEARLY MEAN VALUES ARE #############</text:p>
      <text:p text:style-name="P12">plot(aggregate(<text:span text:style-name="T7">my_</text:span><text:span text:style-name="T6">Object</text:span>,FUN = mean))</text:p>
      <text:p text:style-name="P66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4">Q.4)</text:span> PLOT OF MONTHLY BOX PLOTS ARE #################</text:p>
      <text:p text:style-name="P12">boxplot(time_series1~cycle(time_series1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65"><text:soft-page-break/></text:p>
      <text:p text:style-name="P66">################ <text:span text:style-name="T35">Q.5) </text:span>DECOMPOSING THE ABOVE TIME SERIES USING STL FUNCTIONS ##########</text:p>
      <text:p text:style-name="P13"/>
      <text:p text:style-name="P13">stlts &lt;- stl(time_series1, s.window = "periodic")</text:p>
      <text:p text:style-name="P13">plot(stlts)</text:p>
      <text:p text:style-name="P13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67">############### PLOTTING TREND GRAPH SEPARATELY #################</text:p>
      <text:p text:style-name="P14">stlts$trend &lt;- stlts$time.series[,2]</text:p>
      <text:p text:style-name="P14">plot(stlts$trend) <text:s text:c="9"/><text:span text:style-name="T36"><text:s text:c="3"/></text:span><text:span text:style-name="T38">## We can see Trend is Decreasing</text:span></text:p>
      <text:p text:style-name="P14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68">################# <text:span text:style-name="T40">Q.6) </text:span>TO CHECK SEASONALITY ######################</text:p>
      <text:p text:style-name="P15">stlts$seasonal &lt;- stlts$time.series[,1]</text:p>
      <text:p text:style-name="P15"><text:soft-page-break/>plot(stlts$seasonal) <text:s text:c="10"/><text:span text:style-name="T39"># We can see seasonality is Uniform in the plot</text:span>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69">############## <text:span text:style-name="T41">Q.7) </text:span>RESIDUE AFTER REMOVING THE TREND AND SEASONALITY ##########</text:p>
      <text:p text:style-name="P16"/>
      <text:p text:style-name="P16">stlts$residue &lt;- (time_series1 -(stlts$trend + stlts$seasona))</text:p>
      <text:p text:style-name="P16">plot(stlts$residue,main = "Residue after removing trend and seasonality",col = "<text:span text:style-name="T17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70">############## <text:span text:style-name="T42">Q.8)</text:span> MODEL OF THE DATA USING HOLTWINTER METHOD FOR 75% OF DATA ########</text:p>
      <text:p text:style-name="P17"><text:soft-page-break/>train &lt;- window(mdeaths,start = c(1974,1) ,end=c(1978,6))</text:p>
      <text:p text:style-name="P17">train</text:p>
      <text:p text:style-name="P17"/>
      <text:p text:style-name="P18">###### OUTPUT </text:p>
      <text:p text:style-name="P44"><text:bookmark text:name="docs-internal-guid-750646e9-7fff-20cd-c1f5-08d811baf0f5"/>      <text:span text:style-name="T19">Jan  Feb Mar  Apr May Jun  Jul Aug Sep Oct  Nov Dec</text:span></text:p>
      <text:p text:style-name="P57">1974 2134 1863 1877 1877 1492 1249 1280 1131 1209 1492 1621 1846</text:p>
      <text:p text:style-name="P57">1975 2103 2137 2153 1833 1403 1288 1186 1133 1053 1347 1545 2066</text:p>
      <text:p text:style-name="P57">1976 2020 2750 2283 1479 1189 1160 1113  970 999 1208 1467 2059</text:p>
      <text:p text:style-name="P57">1977 2240 1634 1722 1801 1246 1162 1087 1013  959 1179 1229 1655</text:p>
      <text:p text:style-name="P57">1978 2019 2284 1942 1423 1340 1187 </text:p>
      <text:p text:style-name="Text_20_body"><text:line-break/><text:span text:style-name="T33">########### </text:span><text:span text:style-name="T30">SUMMARY </text:span><text:span text:style-name="T31">of MODEL</text:span><text:span text:style-name="T30"> AND PLOT FOR NEXT 25% DATA </text:span><text:span text:style-name="T31">FOR</text:span><text:span text:style-name="T30"> ABOVE HOLTWINTER MODEL </text:span><text:span text:style-name="T32">######</text:span></text:p>
      <text:p text:style-name="P30">fchw &lt;- hw(train, seasonal = "additive", h = 18)</text:p>
      <text:p text:style-name="P30">summary(fchw)</text:p>
      <text:p text:style-name="P52">###### OUTPUT</text:p>
      <text:p text:style-name="P45"><text:bookmark text:name="docs-internal-guid-25e6ccc9-7fff-a882-f065-08db2c4c6729"/>Forecast method: Holt-Winters' additive method</text:p>
      <text:p text:style-name="P49"/>
      <text:p text:style-name="P57">Model Information:</text:p>
      <text:p text:style-name="P57">Holt-Winters' additive method </text:p>
      <text:p text:style-name="P49"/>
      <text:p text:style-name="P57">Call:</text:p>
      <text:p text:style-name="P58"> <text:span text:style-name="T19">hw(y = train, h = 18, seasonal = "additive") </text:span></text:p>
      <text:p text:style-name="P49"/>
      <text:p text:style-name="P58">  <text:span text:style-name="T19">Smoothing parameters:</text:span></text:p>
      <text:p text:style-name="P58">    <text:span text:style-name="T19">alpha = 1e-04 </text:span></text:p>
      <text:p text:style-name="P58">    <text:span text:style-name="T19">beta  = 1e-04 </text:span></text:p>
      <text:p text:style-name="P58">    <text:span text:style-name="T19">gamma = 2e-04 </text:span></text:p>
      <text:p text:style-name="P49"/>
      <text:p text:style-name="P58">  <text:span text:style-name="T19">Initial states:</text:span></text:p>
      <text:p text:style-name="P58">    <text:span text:style-name="T19">l = 1618.6168 </text:span></text:p>
      <text:p text:style-name="P58">    <text:span text:style-name="T19">b = -3.2349 </text:span></text:p>
      <text:p text:style-name="P58">    <text:span text:style-name="T19">s = 369.3278 -68.9199 -225.7441 -502.8133 -474.9254 -366.2004</text:span></text:p>
      <text:p text:style-name="P58">           <text:span text:style-name="T19">-307.6114 -236.3283 158.7177 504.9388 617.2867 532.2718</text:span></text:p>
      <text:p text:style-name="P49"/>
      <text:p text:style-name="P58">  <text:span text:style-name="T19">sigma:  192.1291</text:span></text:p>
      <text:p text:style-name="P49"/>
      <text:p text:style-name="P58">     <text:span text:style-name="T19">AIC     AICc   BIC </text:span></text:p>
      <text:p text:style-name="P57">798.3117 815.3117 832.1245 </text:p>
      <text:p text:style-name="P49"/>
      <text:p text:style-name="P57">Error measures:</text:p>
      <text:p text:style-name="P58">                   <text:span text:style-name="T19">ME     RMSE   MAE   MPE MAPE     MASE ACF1</text:span></text:p>
      <text:p text:style-name="P57">Training set 4.543167 161.1714 110.868 -0.3603639 6.606394 0.572891 0.192809</text:p>
      <text:p text:style-name="P49"/>
      <text:p text:style-name="P57"><text:soft-page-break/>Forecasts:</text:p>
      <text:p text:style-name="P58">         <text:span text:style-name="T19">Point Forecast     Lo 80 Hi 80 Lo 95    Hi 95</text:span></text:p>
      <text:p text:style-name="P57">Jul 1978      1076.0085 829.7852 1322.232  699.4424 1452.575</text:p>
      <text:p text:style-name="P57">Aug 1978       964.0788 717.8555 1210.302  587.5127 1340.645</text:p>
      <text:p text:style-name="P57">Sep 1978       932.9994 686.7760 1179.223  556.4332 1309.565</text:p>
      <text:p text:style-name="P57">Oct 1978      1206.8411 960.6177 1453.064  830.2749 1583.407</text:p>
      <text:p text:style-name="P57">Nov 1978      1360.4591 1114.2357 1606.683  983.8929 1737.025</text:p>
      <text:p text:style-name="P57">Dec 1978      1795.5011 1549.2776 2041.725 1418.9348 2172.067</text:p>
      <text:p text:style-name="P57">Jan 1979      1955.2547 1709.0312 2201.478 1578.6884 2331.821</text:p>
      <text:p text:style-name="P57">Feb 1979      2037.0099 1790.7863 2283.234 1660.4434 2413.576</text:p>
      <text:p text:style-name="P57">Mar 1979      1921.4300 1675.2063 2167.654 1544.8634 2297.997</text:p>
      <text:p text:style-name="P57">Apr 1979      1572.0339 1325.8100 1818.258 1195.4670 1948.601</text:p>
      <text:p text:style-name="P57">May 1979      1173.8253 927.6013 1420.049  797.2582 1550.392</text:p>
      <text:p text:style-name="P57">Jun 1979      1099.2835 853.0594 1345.508  722.7162 1475.851</text:p>
      <text:p text:style-name="P57">Jul 1979      1037.4852 791.2608 1283.710  660.9174 1414.053</text:p>
      <text:p text:style-name="P57">Aug 1979       925.5555 679.3308 1171.780  548.9874 1302.124</text:p>
      <text:p text:style-name="P57">Sep 1979       894.4761 648.2511 1140.701  517.9075 1271.045</text:p>
      <text:p text:style-name="P57">Oct 1979      1168.3178 922.0925 1414.543  791.7488 1544.887</text:p>
      <text:p text:style-name="P57">Nov 1979      1321.9358 1075.7102 1568.161  945.3663 1698.505</text:p>
      <text:p text:style-name="P57">Dec 1979      1756.9778 1510.7518 2003.204 1380.4076 2133.548</text:p>
      <text:p text:style-name="P9"/>
      <text:p text:style-name="P54"><text:span text:style-name="T9">############### </text:span><text:span text:style-name="T11">Q.9) </text:span><text:span text:style-name="T9">FORECAST PLOT FOR NEXT 25% DATA </text:span><text:span text:style-name="T10">################</text:span></text:p>
      <text:p text:style-name="P31">autoplot(fchw)</text:p>
      <text:p text:style-name="P30"/>
      <text:p text:style-name="P30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55"><text:soft-page-break/><text:span text:style-name="T8">#</text:span><text:span text:style-name="T6">############## PREDICTED </text:span><text:span text:style-name="T12">Plot And </text:span><text:span text:style-name="T6">VALUE ALONG WITH THE ACTUAL VALUE ######</text:span><text:span text:style-name="T12">###</text:span></text:p>
      <text:p text:style-name="P30">act_value = tail(time_series1,18)</text:p>
      <text:p text:style-name="P30">df = data.frame( fchw , tail(time_series1,18))</text:p>
      <text:p text:style-name="P30">X = time(act_value)</text:p>
      <text:p text:style-name="P30">fore = df$Point.Forecast</text:p>
      <text:p text:style-name="P7"><text:span text:style-name="T8">f</text:span><text:span text:style-name="T6">ore </text:span></text:p>
      <text:p text:style-name="P53">##### OUTPUT</text:p>
      <text:p text:style-name="P46"><text:bookmark text:name="docs-internal-guid-277dd0d3-7fff-8183-cfb5-19573afca0e2"/><text:span text:style-name="T6"> </text:span><text:span text:style-name="T19">[1] 1076.0085  964.0788 932.9994 1206.8411 1360.4591 1795.5011 1955.2547 2037.0099 1921.4300 1572.0339 1173.8253 1099.2835 1037.4852</text:span></text:p>
      <text:p text:style-name="P57">[14]  925.5555  894.4761 1168.3178 1321.9358 1756.9778</text:p>
      <text:p text:style-name="Text_20_body"/>
      <text:p text:style-name="P30">actu = df$tail.time_series1..18.</text:p>
      <text:p text:style-name="P7"><text:span text:style-name="T8">A</text:span><text:span text:style-name="T6">ctu</text:span></text:p>
      <text:p text:style-name="P53">###### OUTPUT</text:p>
      <text:p text:style-name="P46"><text:bookmark text:name="docs-internal-guid-ac930743-7fff-2ebf-8c28-10661a81b98e"/><text:span text:style-name="T6">      </text:span><text:span text:style-name="T19">Jan  Feb Mar  Apr May Jun  Jul Aug Sep Oct  Nov Dec</text:span></text:p>
      <text:p text:style-name="P57">1978                               1098 1004 970 1140 1110 1812</text:p>
      <text:p text:style-name="P57">1979 2263 1820 1846 1531 1215 1075 1056  975 940 1081 1294 1341</text:p>
      <text:p text:style-name="P8"/>
      <text:p text:style-name="P30">dfplt = as.data.frame(data.frame(fore,actu))</text:p>
      <text:p text:style-name="P7"><text:span text:style-name="T8">d</text:span><text:span text:style-name="T6">fplt</text:span></text:p>
      <text:p text:style-name="P53">###### OUTPUT</text:p>
      <text:p text:style-name="P6"><text:bookmark text:name="docs-internal-guid-6c8c4757-7fff-258c-5b12-5ac4f30e1cbc"/><text:span text:style-name="T6">        </text:span><text:span text:style-name="T25">fore actu</text:span></text:p>
      <text:p text:style-name="P57">1  1076.0085 1098</text:p>
      <text:p text:style-name="P57">2   964.0788 1004</text:p>
      <text:p text:style-name="P57">3   932.9994  970</text:p>
      <text:p text:style-name="P57">4  1206.8411 1140</text:p>
      <text:p text:style-name="P57">5  1360.4591 1110</text:p>
      <text:p text:style-name="P57">6  1795.5011 1812</text:p>
      <text:p text:style-name="P57">7  1955.2547 2263</text:p>
      <text:p text:style-name="P57">8  2037.0099 1820</text:p>
      <text:p text:style-name="P57">9  1921.4300 1846</text:p>
      <text:p text:style-name="P57">10 1572.0339 1531</text:p>
      <text:p text:style-name="P57">11 1173.8253 1215</text:p>
      <text:p text:style-name="P57">12 1099.2835 1075</text:p>
      <text:p text:style-name="P57">13 1037.4852 1056</text:p>
      <text:p text:style-name="P57">14  925.5555  975</text:p>
      <text:p text:style-name="P57">15  894.4761  940</text:p>
      <text:p text:style-name="P57">16 1168.3178 1081</text:p>
      <text:p text:style-name="P57">17 1321.9358 1294</text:p>
      <text:p text:style-name="P57">18 1756.9778 1341</text:p>
      <text:p text:style-name="Text_20_body"><text:line-break/></text:p>
      <text:p text:style-name="P30"><text:soft-page-break/>ggplot(dfplt,aes(X))+</text:p>
      <text:p text:style-name="P30"><text:s text:c="2"/>geom_line(aes(y=dfplt$fore),colour = "blue")+</text:p>
      <text:p text:style-name="P30"><text:s text:c="2"/>geom_line(aes(y=dfplt$actu),colour = "black") + xlab("Time") + ylab("Deaths") + </text:p>
      <text:p text:style-name="P30"><text:s text:c="2"/>ggtitle("Predicted(blue) and actual (black) values graph")</text:p>
      <text:p text:style-name="P30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56"><text:span text:style-name="T8">#</text:span><text:span text:style-name="T6">############## </text:span><text:span text:style-name="T13">Q.11) </text:span><text:span text:style-name="T6">RMS ERROR BETWEEN PREDICTED AND ACTUAL VALUE #############</text:span></text:p>
      <text:p text:style-name="P33">rmse(df$Point.Forecast,df$tail.time_series1..18.)</text:p>
      <text:p text:style-name="P29"><text:bookmark text:name="docs-internal-guid-8249c295-7fff-9472-cf83-0acf7bbed9d7"/>#### OUTPUT</text:p>
      <text:p text:style-name="P24"/>
      <text:p text:style-name="P25"><text:s/>[1] 150.6795</text:p>
      <text:p text:style-name="P33"/>
      <text:p text:style-name="P53">######### <text:s/><text:span text:style-name="T43">Q.12 )</text:span>TUNI<text:span text:style-name="T20">N</text:span>G THE MODEL BY MODIFYING THE VALUE OF ALPHA, BETA, AND GAMMA ####<text:span text:style-name="T43">##</text:span></text:p>
      <text:p text:style-name="P32">hw_modelt &lt;- HoltWinters(train,alpha = "0.1" ,beta = "0.1" ,gamma = "0.4" )</text:p>
      <text:p text:style-name="P32">model.predict &lt;- predict(hw_modelt,n.ahead = 18)</text:p>
      <text:p text:style-name="P32">round(model.predict)</text:p>
      <text:p text:style-name="P53">##### OUTPUT</text:p>
      <text:p text:style-name="P6"><text:bookmark text:name="docs-internal-guid-3eb11550-7fff-b55c-d024-092d8adfa2fe"/><text:span text:style-name="T6">   </text:span><text:span text:style-name="T25">Jan  Feb Mar  Apr May Jun  Jul Aug Sep Oct  Nov Dec</text:span></text:p>
      <text:p text:style-name="P57">1978                               1032 927 917 1164 1313 1749</text:p>
      <text:p text:style-name="P57">1979 1982 2048 1873 1508 1203 1088  995 889 880 1126 1276 1712</text:p>
      <text:p text:style-name="Text_20_body"/>
      <text:p text:style-name="P32">p_values= model.predict</text:p>
      <text:p text:style-name="P32">act_value = tail(time_series1,18)</text:p>
      <text:p text:style-name="P32"><text:soft-page-break/>rmse(act_value,p_values)</text:p>
      <text:p text:style-name="P53">#### OUTPUT</text:p>
      <text:p text:style-name="P24"><text:bookmark text:name="docs-internal-guid-c91a5f4f-7fff-1c5d-3810-1accdc4569db"/>[1] 138.5872</text:p>
      <text:p text:style-name="P24"/>
      <text:p text:style-name="P21"/>
      <text:p text:style-name="P60">############## <text:span text:style-name="T43">Q.13)</text:span> MODEL OF THE DATA USING <text:span text:style-name="T21">ARIMA</text:span> METHOD FOR 75% OF DATA ########</text:p>
      <text:p text:style-name="P22">train &lt;- window(mdeaths,start = c(1974,1) ,end=c(1978,6))</text:p>
      <text:p text:style-name="P22">train</text:p>
      <text:p text:style-name="P23">######## OUTPUT </text:p>
      <text:p text:style-name="P43"><text:bookmark text:name="docs-internal-guid-513da19d-7fff-9dd6-84b9-343faef8bc1f"/>     <text:span text:style-name="T23"> </text:span><text:span text:style-name="T24">Jan  Feb Mar  Apr May Jun  Jul Aug Sep Oct  Nov Dec</text:span></text:p>
      <text:p text:style-name="P57">1974 2134 1863 1877 1877 1492 1249 1280 1131 1209 1492 1621 1846</text:p>
      <text:p text:style-name="P57">1975 2103 2137 2153 1833 1403 1288 1186 1133 1053 1347 1545 2066</text:p>
      <text:p text:style-name="P57">1976 2020 2750 2283 1479 1189 1160 1113  970 999 1208 1467 2059</text:p>
      <text:p text:style-name="P57">1977 2240 1634 1722 1801 1246 1162 1087 1013  959 1179 1229 1655</text:p>
      <text:p text:style-name="P57">1978 2019 2284 1942 1423 1340 1187      </text:p>
      <text:p text:style-name="Text_20_body"/>
      <text:p text:style-name="P22">model = auto.arima(train)</text:p>
      <text:p text:style-name="P22">model</text:p>
      <text:p text:style-name="P22"/>
      <text:p text:style-name="P23">########## OUTPUT</text:p>
      <text:p text:style-name="P47"><text:bookmark text:name="docs-internal-guid-cd27d90d-7fff-0acc-f26d-05a466d04ecc"/>Series: train </text:p>
      <text:p text:style-name="P57">ARIMA(0,0,2)(1,1,0)[12] with drift </text:p>
      <text:p text:style-name="P49"/>
      <text:p text:style-name="P57">Coefficients:</text:p>
      <text:p text:style-name="P58">         <text:span text:style-name="T19">ma1      ma2 sar1    drift</text:span></text:p>
      <text:p text:style-name="P58">      <text:span text:style-name="T19">0.2757  -0.3298 -0.5996  -4.7405</text:span></text:p>
      <text:p text:style-name="P57">s.e.  0.1750   0.1997 0.1195   1.8286</text:p>
      <text:p text:style-name="P49"/>
      <text:p text:style-name="P57">sigma^2 estimated as 47385:  log likelihood=-286.47</text:p>
      <text:p text:style-name="P57">AIC=582.95   AICc=584.62 BIC=591.64</text:p>
      <text:p text:style-name="Text_20_body"><text:line-break/></text:p>
      <text:p text:style-name="P34">############# PREDICTED <text:span text:style-name="T22">OUTPUT</text:span> FOR NEXT 25% #######################</text:p>
      <text:p text:style-name="P34"># Q14 - Predict for next 25% data </text:p>
      <text:p text:style-name="P34">p &lt;- forecast(model, h = 18)</text:p>
      <text:p text:style-name="P34">p</text:p>
      <text:p text:style-name="P37">######## OUTPUT</text:p>
      <text:p text:style-name="P47"><text:bookmark text:name="docs-internal-guid-776d46f0-7fff-7d1e-8d8c-35da610b27d6"/>Point Forecast     Lo 80 Hi 80 Lo 95    Hi 95</text:p>
      <text:p text:style-name="P57">Jul 1978       937.5533 658.5834 1216.523  510.9057 1364.201</text:p>
      <text:p text:style-name="P57">Aug 1978       889.9089 600.5321 1179.286  447.3453 1332.472</text:p>
      <text:p text:style-name="P57">Sep 1978       891.9903 588.3411 1195.639  427.5990 1356.382</text:p>
      <text:p text:style-name="P57">Oct 1978      1105.3951 801.7460 1409.044  641.0038 1569.786</text:p>
      <text:p text:style-name="P57">Nov 1978      1280.7029 977.0538 1584.352  816.3116 1745.094</text:p>
      <text:p text:style-name="P57">Dec 1978      1806.2297 1502.5805 2109.879 1341.8384 2270.621</text:p>
      <text:p text:style-name="P57">Jan 1979      2060.5104 1756.8613 2364.160 1596.1191 2524.902</text:p>
      <text:p text:style-name="P57">Feb 1979      1803.2946 1499.6455 2106.944 1338.9033 2267.686</text:p>
      <text:p text:style-name="P57"><text:soft-page-break/>Mar 1979      1719.1050 1415.4558 2022.754 1254.7137 2183.496</text:p>
      <text:p text:style-name="P57">Apr 1979      1558.6412 1254.9920 1862.290 1094.2499 2023.032</text:p>
      <text:p text:style-name="P57">May 1979      1192.6494 889.0002 1496.299  728.2581 1657.041</text:p>
      <text:p text:style-name="P57">Jun 1979      1081.0189 777.3698 1384.668  616.6276 1545.410</text:p>
      <text:p text:style-name="P57">Jul 1979       936.1633 612.6171 1259.710  441.3421 1430.985</text:p>
      <text:p text:style-name="P57">Aug 1979       872.7172 547.7086 1197.726  375.6594 1369.775</text:p>
      <text:p text:style-name="P57">Sep 1979       841.1745 514.0845 1168.264  340.9336 1341.415</text:p>
      <text:p text:style-name="P57">Oct 1979      1058.5335 731.4436 1385.623  558.2926 1558.774</text:p>
      <text:p text:style-name="P57">Nov 1979      1158.7119 831.6220 1485.802  658.4710 1658.953</text:p>
      <text:p text:style-name="P57">Dec 1979      1624.5665 1297.4766 1951.656 1124.3256 2124.807</text:p>
      <text:p text:style-name="Text_20_body"/>
      <text:p text:style-name="P34">plot(mdeaths)</text:p>
      <text:p text:style-name="P34">plot(p)</text:p>
      <text:p text:style-name="P34">predicted = data.frame(p)</text:p>
      <text:p text:style-name="P34">arima_act_values = tail(time_series1,18)</text:p>
      <text:p text:style-name="P34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4"/>
      <text:p text:style-name="P35"><text:soft-page-break/>################# PLOTTING PREDICTED AND ACTUAL VALUES ##############</text:p>
      <text:p text:style-name="P35">X = time(arima_act_values)</text:p>
      <text:p text:style-name="P35">arima_df &lt;- as.data.frame(data.frame(X,predicted$Point.Forecast,arima_act_values))</text:p>
      <text:p text:style-name="P35">ggplot(arima_df,aes(X))+</text:p>
      <text:p text:style-name="P35"><text:s text:c="2"/>geom_line(aes(y=predicted$Point.Forecast),colour="green")+</text:p>
      <text:p text:style-name="P35"><text:s text:c="2"/>geom_line(aes(y=arima_act_values),colour = "black") + xlab("Time") + ylab("Deaths")+</text:p>
      <text:p text:style-name="P35"><text:s text:c="2"/>ggtitle("Predicted(green) and actual (black) values graph")</text:p>
      <text:p text:style-name="P35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6"><text:span text:style-name="T18">############ RMS ERROR BETWEEN PREDICTED AND ACTUAL VALUE USING ARIMA MODEL ###########</text:span></text:p>
      <text:p text:style-name="P36">rmse(arima_act_values,predicted$Point.Forecast)</text:p>
      <text:p text:style-name="P38">###### OUTPUT </text:p>
      <text:p text:style-name="P26"><text:bookmark text:name="docs-internal-guid-12ef5c35-7fff-2b7f-387e-f893163abb70"/>[1] 121.953</text:p>
      <text:p text:style-name="P38"/>
      <text:p text:style-name="P38"/>
      <text:p text:style-name="P39">################# ARIMA IS GOOD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40">################# CLEANING THE DATA ###############</text:p>
      <text:p text:style-name="P40">tscl &lt;- tsclean(time_series)</text:p>
      <text:p text:style-name="P40">modelcl &lt;- HoltWinters(tscl)</text:p>
      <text:p text:style-name="P40">model_without_cleaning &lt;- HoltWinters(time_series)</text:p>
      <text:p text:style-name="P40">plot(model_without_cleaning, main = "Original with Fitted time series : Raw Data")</text:p>
      <text:p text:style-name="P40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plot(modelcl, main = "Original with Fitted time series : Cleaned Data")</text:p>
      <text:p text:style-name="P40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/text:p>
      <text:p text:style-name="P40">modelcl$SSE</text:p>
      <text:p text:style-name="P41">######## <text:span text:style-name="T23">OUTPUT</text:span></text:p>
      <text:p text:style-name="P27"><text:bookmark text:name="docs-internal-guid-e1f0bcf9-7fff-0fad-52ee-432f5e30101a"/>[1] 1186927</text:p>
      <text:p text:style-name="P41"/>
      <text:p text:style-name="P40">model_without_cleaning$SSE</text:p>
      <text:p text:style-name="P42">######## <text:span text:style-name="T23">OUTPUT</text:span></text:p>
      <text:p text:style-name="P28"><text:bookmark text:name="docs-internal-guid-1f5ccd62-7fff-7127-2ce6-7e7a3f82d3ee"/>[1] 2005186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27:58.164496773</dc:date>
    <meta:editing-duration>PT1H55M12S</meta:editing-duration>
    <meta:editing-cycles>48</meta:editing-cycles>
    <meta:generator>LibreOffice/6.0.7.3$Linux_X86_64 LibreOffice_project/00m0$Build-3</meta:generator>
    <meta:document-statistic meta:table-count="0" meta:image-count="14" meta:object-count="0" meta:page-count="14" meta:paragraph-count="242" meta:word-count="1300" meta:character-count="9837" meta:non-whitespace-character-count="8184"/>
  </office:meta>
</office:document-meta>
</file>